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draw:marker-end="Arrow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svg:stroke-width="0.051cm" draw:marker-start-width="0.508cm" draw:marker-end-width="0.508cm" draw:fill="none" draw:textarea-horizontal-align="left" draw:textarea-vertical-align="top" draw:auto-grow-height="false" fo:min-height="5.114cm" fo:min-width="6.968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draw:fill="none" draw:fill-color="#99ccff" draw:textarea-horizontal-align="justify" draw:textarea-vertical-align="middle" draw:auto-grow-height="false" fo:min-height="0.333cm" fo:min-width="6.972cm" fo:padding-left="0.254cm" draw:shadow-offset-x="0.305cm" draw:shadow-offset-y="0.305cm"/>
    </style:style>
    <style:style style:name="gr4" style:family="graphic" style:parent-style-name="standard">
      <style:graphic-properties draw:stroke="dash" draw:stroke-dash="Ultrafine_20_Dashed" svg:stroke-width="0.051cm" draw:marker-start-width="0.508cm" draw:marker-end-width="0.508cm" draw:fill="none" draw:textarea-horizontal-align="left" draw:textarea-vertical-align="top" draw:auto-grow-height="false" fo:min-height="2.516cm" fo:min-width="4.564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Ultrafine_20_Dashed" svg:stroke-width="0.051cm" draw:marker-start-width="0.508cm" draw:marker-end-width="0.508cm" draw:fill="solid" draw:fill-color="#ffffff" draw:textarea-horizontal-align="left" draw:textarea-vertical-align="top" draw:auto-grow-height="false" fo:min-height="1.939cm" fo:min-width="4.09cm" fo:padding-top="0.254cm" fo:padding-bottom="0.254cm" fo:padding-left="0.254cm" fo:padding-right="0.254cm" fo:wrap-option="wrap" draw:shadow-offset-x="0.305cm" draw:shadow-offset-y="0.305cm"/>
    </style:style>
    <style:style style:name="gr6" style:family="graphic" style:parent-style-name="standard">
      <style:graphic-properties draw:stroke="dash" draw:stroke-dash="Ultrafine_20_Dashed" svg:stroke-width="0.051cm" draw:marker-start-width="0.508cm" draw:marker-end-width="0.508cm" draw:fill="solid" draw:fill-color="#ffffff" draw:textarea-horizontal-align="left" draw:textarea-vertical-align="top" draw:auto-grow-height="false" fo:min-height="1.689cm" fo:min-width="3.723cm" fo:padding-top="0.254cm" fo:padding-bottom="0.254cm" fo:padding-left="0.254cm" fo:padding-right="0.254cm" fo:wrap-option="wrap" draw:shadow-offset-x="0.305cm" draw:shadow-offset-y="0.305cm"/>
    </style:style>
    <style:style style:name="gr7" style:family="graphic" style:parent-style-name="standard">
      <style:graphic-properties svg:stroke-width="0.051cm" draw:marker-start-width="0.508cm" draw:marker-end-width="0.508cm" draw:fill="none" draw:textarea-horizontal-align="left" draw:textarea-vertical-align="top" draw:auto-grow-height="false" fo:min-height="3.357cm" fo:min-width="6.303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draw:fill="none" draw:fill-color="#99ccff" draw:textarea-horizontal-align="justify" draw:textarea-vertical-align="middle" draw:auto-grow-height="false" fo:min-height="0.149cm" fo:min-width="6.307cm" fo:padding-left="0.254cm" draw:shadow-offset-x="0.305cm" draw:shadow-offset-y="0.305cm"/>
    </style:style>
    <style:style style:name="gr9" style:family="graphic" style:parent-style-name="standard">
      <style:graphic-properties draw:stroke="dash" draw:stroke-dash="Fine_20_Dashed" svg:stroke-width="0.051cm" draw:marker-start-width="0.508cm" draw:marker-end-width="0.508cm" draw:fill="none" draw:textarea-horizontal-align="left" draw:textarea-vertical-align="top" draw:auto-grow-height="false" fo:min-height="5.114cm" fo:min-width="6.97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draw:fill="none" draw:fill-color="#99ccff" draw:textarea-horizontal-align="justify" draw:textarea-vertical-align="middle" draw:auto-grow-height="false" fo:min-height="0.333cm" fo:min-width="6.974cm" fo:padding-left="0.254cm" draw:shadow-offset-x="0.305cm" draw:shadow-offset-y="0.305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svg:stroke-width="0.051cm" draw:marker-start-width="0.508cm" draw:marker-end-width="0.508cm" draw:fill="none" draw:textarea-horizontal-align="left" draw:textarea-vertical-align="top" draw:auto-grow-height="false" fo:min-height="5.114cm" fo:min-width="6.97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dash" draw:stroke-dash="Ultrafine_20_Dashed" svg:stroke-width="0.051cm" draw:marker-start-width="0.508cm" draw:marker-end-width="0.508cm" draw:fill="solid" draw:fill-color="#ffffff" draw:textarea-horizontal-align="left" draw:textarea-vertical-align="top" draw:auto-grow-height="false" fo:min-height="0.639cm" fo:min-width="3.222cm" fo:padding-top="0.254cm" fo:padding-bottom="0.254cm" fo:padding-left="0.254cm" fo:padding-right="0.254cm" fo:wrap-option="wrap" draw:shadow-offset-x="0.305cm" draw:shadow-offset-y="0.305cm"/>
    </style:style>
    <style:style style:name="gr14" style:family="graphic" style:parent-style-name="standard">
      <style:graphic-properties draw:stroke="dash" draw:stroke-dash="Ultrafine_20_Dashed" svg:stroke-width="0.051cm" draw:marker-start-width="0.508cm" draw:marker-end-width="0.508cm" draw:fill="solid" draw:fill-color="#ffffff" draw:textarea-horizontal-align="left" draw:textarea-vertical-align="top" draw:auto-grow-height="false" fo:min-height="0.639cm" fo:min-width="3.844cm" fo:padding-top="0.254cm" fo:padding-bottom="0.254cm" fo:padding-left="0.254cm" fo:padding-right="0.254cm" fo:wrap-option="wrap" draw:shadow-offset-x="0.305cm" draw:shadow-offset-y="0.305cm"/>
    </style:style>
    <style:style style:name="gr15" style:family="graphic" style:parent-style-name="standard">
      <style:graphic-properties draw:marker-end="Arrow" draw:textarea-horizontal-align="center" draw:textarea-vertical-align="middle"/>
    </style:style>
    <style:style style:name="gr16" style:family="graphic" style:parent-style-name="standard">
      <style:graphic-properties draw:stroke="dash" draw:stroke-dash="Ultrafine_20_Dashed" svg:stroke-width="0.051cm" draw:marker-start-width="0.508cm" draw:marker-end-width="0.508cm" draw:fill="solid" draw:fill-color="#ffffff" draw:textarea-horizontal-align="left" draw:textarea-vertical-align="top" draw:auto-grow-height="false" fo:min-height="0.558cm" fo:min-width="3.05cm" fo:padding-top="0.254cm" fo:padding-bottom="0.254cm" fo:padding-left="0.254cm" fo:padding-right="0.254cm" fo:wrap-option="wrap" draw:shadow-offset-x="0.305cm" draw:shadow-offset-y="0.305cm"/>
    </style:style>
    <style:style style:name="gr17" style:family="graphic" style:parent-style-name="standard">
      <style:graphic-properties svg:stroke-width="0.051cm" draw:marker-start-width="0.508cm" draw:marker-end-width="0.508cm" draw:fill="none" draw:textarea-horizontal-align="left" draw:textarea-vertical-align="top" draw:auto-grow-height="false" fo:min-height="6.474cm" fo:min-width="8.15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draw:fill="none" draw:fill-color="#99ccff" draw:textarea-horizontal-align="justify" draw:textarea-vertical-align="middle" draw:auto-grow-height="false" fo:min-height="0.474cm" fo:min-width="8.154cm" fo:padding-left="0.254cm" draw:shadow-offset-x="0.305cm" draw:shadow-offset-y="0.305cm"/>
    </style:style>
    <style:style style:name="gr19" style:family="graphic" style:parent-style-name="standard">
      <style:graphic-properties svg:stroke-width="0.051cm" draw:marker-start-width="0.508cm" draw:marker-end-width="0.508cm" draw:fill="none" draw:textarea-horizontal-align="left" draw:textarea-vertical-align="top" draw:auto-grow-height="false" fo:min-height="4.373cm" fo:min-width="6.975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draw:fill="none" draw:fill-color="#99ccff" draw:textarea-horizontal-align="justify" draw:textarea-vertical-align="middle" draw:auto-grow-height="false" fo:min-height="0.257cm" fo:min-width="6.979cm" fo:padding-left="0.254cm" draw:shadow-offset-x="0.305cm" draw:shadow-offset-y="0.305cm"/>
    </style:style>
    <style:style style:name="gr21" style:family="graphic" style:parent-style-name="standard">
      <style:graphic-properties draw:stroke="dash" draw:stroke-dash="Ultrafine_20_Dashed" svg:stroke-width="0.051cm" draw:marker-start-width="0.508cm" draw:marker-end-width="0.508cm" draw:fill="solid" draw:fill-color="#ffffff" draw:textarea-horizontal-align="left" draw:textarea-vertical-align="top" draw:auto-grow-height="false" fo:min-height="0.883cm" fo:min-width="3.523cm" fo:padding-top="0.254cm" fo:padding-bottom="0.254cm" fo:padding-left="0.254cm" fo:padding-right="0.254cm" fo:wrap-option="wrap" draw:shadow-offset-x="0.305cm" draw:shadow-offset-y="0.305cm"/>
    </style:style>
    <style:style style:name="gr22" style:family="graphic" style:parent-style-name="standard">
      <style:graphic-properties svg:stroke-width="0.051cm" draw:marker-start-width="0.508cm" draw:marker-end-width="0.508cm" draw:fill="none" draw:textarea-horizontal-align="left" draw:textarea-vertical-align="top" draw:auto-grow-height="false" fo:min-height="3.197cm" fo:min-width="5.783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draw:fill="none" draw:fill-color="#99ccff" draw:textarea-horizontal-align="justify" draw:textarea-vertical-align="middle" draw:auto-grow-height="false" fo:min-height="0.135cm" fo:min-width="5.787cm" fo:padding-left="0.254cm" draw:shadow-offset-x="0.305cm" draw:shadow-offset-y="0.305cm"/>
    </style:style>
    <style:style style:name="gr24" style:family="graphic" style:parent-style-name="standard">
      <style:graphic-properties draw:stroke="dash" draw:stroke-dash="Ultrafine_20_Dashed" svg:stroke-width="0.051cm" draw:marker-start-width="0.508cm" draw:marker-end-width="0.508cm" draw:fill="solid" draw:fill-color="#ffffff" draw:textarea-horizontal-align="left" draw:textarea-vertical-align="top" draw:auto-grow-height="false" fo:min-height="1.689cm" fo:min-width="3.375cm" fo:padding-top="0.254cm" fo:padding-bottom="0.254cm" fo:padding-left="0.254cm" fo:padding-right="0.254cm" fo:wrap-option="wrap" draw:shadow-offset-x="0.305cm" draw:shadow-offset-y="0.305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99ccff"/>
      <style:paragraph-properties fo:text-align="center"/>
      <style:text-properties fo:font-size="12pt"/>
    </style:style>
    <style:style style:name="P5" style:family="paragraph">
      <loext:graphic-properties draw:fill="solid" draw:fill-color="#ffffff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name="Shape2" draw:style-name="gr1" draw:text-style-name="P1" draw:layer="layout" svg:x1="10.269cm" svg:y1="7.203cm" svg:x2="13.968cm" svg:y2="12.627cm">
          <text:p/>
        </draw:line>
        <draw:custom-shape draw:name="Shape1" draw:style-name="gr2" draw:text-style-name="P2" draw:layer="layout" svg:width="7.476cm" svg:height="5.622cm" svg:x="2.793cm" svg:y="1.582cm">
          <text:p><text:span text:style-name="T1">This is a demo/test microservice that puts some data in a MongoDB and then puts a message on the RabbitMQ that is being handled by Yetanother-microservice</text:span></text:p>
          <draw:enhanced-geometry svg:viewBox="0 0 21600 21600" draw:type="rectangle" draw:enhanced-path="M 0 0 L 21600 0 21600 21600 0 21600 0 0 Z N"/>
        </draw:custom-shape>
        <draw:custom-shape draw:name="Shape2" draw:style-name="gr3" draw:text-style-name="P4" draw:layer="layout" svg:width="7.476cm" svg:height="0.583cm" svg:x="2.793cm" svg:y="1cm">
          <text:p text:style-name="P3"><text:span text:style-name="T1">Simple-microservice</text:span></text:p>
          <draw:enhanced-geometry svg:viewBox="0 0 21600 21600" draw:type="rectangle" draw:enhanced-path="M 0 0 L 21600 0 21600 21600 0 21600 0 0 Z N"/>
        </draw:custom-shape>
        <draw:custom-shape draw:name="Shape1" draw:style-name="gr2" draw:text-style-name="P2" draw:layer="layout" svg:width="7.476cm" svg:height="5.622cm" svg:x="20.967cm" svg:y="1.813cm">
          <text:p><text:span text:style-name="T1">This is a demo/test microservice that listen on the RabbitMQ</text:span></text:p>
          <draw:enhanced-geometry svg:viewBox="0 0 21600 21600" draw:type="rectangle" draw:enhanced-path="M 0 0 L 21600 0 21600 21600 0 21600 0 0 Z N"/>
        </draw:custom-shape>
        <draw:custom-shape draw:name="Shape2" draw:style-name="gr3" draw:text-style-name="P4" draw:layer="layout" svg:width="7.476cm" svg:height="0.583cm" svg:x="20.967cm" svg:y="1.231cm">
          <text:p text:style-name="P3"><text:span text:style-name="T1">Yetanother-microservice</text:span></text:p>
          <draw:enhanced-geometry svg:viewBox="0 0 21600 21600" draw:type="rectangle" draw:enhanced-path="M 0 0 L 21600 0 21600 21600 0 21600 0 0 Z N"/>
        </draw:custom-shape>
        <draw:g>
          <draw:custom-shape draw:name="Shape1" draw:style-name="gr2" draw:text-style-name="P2" draw:layer="layout" svg:width="7.476cm" svg:height="5.622cm" svg:x="13.678cm" svg:y="12.627cm">
            <text:p><text:span text:style-name="T1">Docker container. Port 5271. Uses SSL.</text:span></text:p>
            <text:p><text:span text:style-name="T1"/></text:p>
            <text:p><text:span text:style-name="T1">The exchanges and queues are defined from Java in microservices. <text:s/>(“Tuple” exchange type)</text:span></text:p>
            <draw:enhanced-geometry svg:viewBox="0 0 21600 21600" draw:type="rectangle" draw:enhanced-path="M 0 0 L 21600 0 21600 21600 0 21600 0 0 Z N"/>
          </draw:custom-shape>
          <draw:custom-shape draw:name="Shape2" draw:style-name="gr3" draw:text-style-name="P4" draw:layer="layout" svg:width="7.476cm" svg:height="0.583cm" svg:x="13.678cm" svg:y="12.045cm">
            <text:p text:style-name="P3"><text:span text:style-name="T1">RabbitMQ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Shape1" draw:style-name="gr4" draw:text-style-name="P2" draw:layer="layout" svg:width="5.072cm" svg:height="3.024cm" svg:x="13.539cm" svg:y="6.351cm">
            <text:p><text:span text:style-name="T1">SSL: Self-signed certificate from local certificate authority. Generated by tutorial on RabbirMQ web.</text:span></text:p>
            <draw:enhanced-geometry svg:viewBox="0 0 21600 21600" draw:type="rectangle" draw:enhanced-path="M 0 0 L 21600 0 21600 21600 0 21600 0 0 Z N"/>
          </draw:custom-shape>
        </draw:g>
        <draw:custom-shape draw:name="Shape1" draw:style-name="gr5" draw:text-style-name="P5" draw:layer="layout" svg:width="4.598cm" svg:height="2.447cm" draw:transform="rotate (-0.996408469963563) translate (11.212cm 7.435cm)">
          <text:p><text:span text:style-name="T1">Put message on exchange with “routing key” (name of queu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1" draw:style-name="gr6" draw:text-style-name="P5" draw:layer="layout" svg:width="4.231cm" svg:height="2.197cm" svg:x="21.313cm" svg:y="6.094cm">
          <text:p><text:span text:style-name="T1">Register listening on named exchange and name of queu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Shape2" draw:style-name="gr1" draw:text-style-name="P1" draw:layer="layout" svg:x1="19.73cm" svg:y1="12.627cm" svg:x2="21.196cm" svg:y2="7.438cm">
          <text:p/>
        </draw:line>
        <draw:g>
          <draw:custom-shape draw:name="Shape1" draw:style-name="gr7" draw:text-style-name="P2" draw:layer="layout" svg:width="6.811cm" svg:height="3.865cm" svg:x="2.778cm" svg:y="12.797cm">
            <text:p><text:span text:style-name="T1">Docker container. Port 27017. Attached to a local data directory on host computer /local_ega/mongo_data/</text:span></text:p>
            <draw:enhanced-geometry svg:viewBox="0 0 21600 21600" draw:type="rectangle" draw:enhanced-path="M 0 0 L 21600 0 21600 21600 0 21600 0 0 Z N"/>
          </draw:custom-shape>
          <draw:custom-shape draw:name="Shape2" draw:style-name="gr8" draw:text-style-name="P4" draw:layer="layout" svg:width="6.811cm" svg:height="0.399cm" svg:x="2.778cm" svg:y="12.398cm">
            <text:p text:style-name="P3"><text:span text:style-name="T1">MongoDB</text:span></text:p>
            <draw:enhanced-geometry svg:viewBox="0 0 21600 21600" draw:type="rectangle" draw:enhanced-path="M 0 0 L 21600 0 21600 21600 0 21600 0 0 Z N"/>
          </draw:custom-shape>
        </draw:g>
        <draw:custom-shape draw:name="Shape1" draw:style-name="gr9" draw:text-style-name="P2" draw:layer="layout" svg:width="7.478cm" svg:height="5.622cm" svg:x="23.318cm" svg:y="10.631cm">
          <text:p><text:span text:style-name="T1">This is not a microservice on its own, it is not inherited by other microservices, but all the controlers are being added to the webserver when creating a “base controler” instance.</text:span></text:p>
          <text:p><text:span text:style-name="T1">/logs</text:span></text:p>
          <text:p><text:span text:style-name="T1">/status</text:span></text:p>
          <text:p><text:span text:style-name="T1">/cache</text:span></text:p>
          <text:p><text:span text:style-name="T1">/metrics</text:span></text:p>
          <text:p><text:span text:style-name="T1">/events</text:span></text:p>
          <draw:enhanced-geometry svg:viewBox="0 0 21600 21600" draw:type="rectangle" draw:enhanced-path="M 0 0 L 21600 0 21600 21600 0 21600 0 0 Z N"/>
        </draw:custom-shape>
        <draw:custom-shape draw:name="Shape2" draw:style-name="gr10" draw:text-style-name="P4" draw:layer="layout" svg:width="7.478cm" svg:height="0.583cm" svg:x="23.318cm" svg:y="10.05cm">
          <text:p text:style-name="P3"><text:span text:style-name="T1">core-microservice</text:span></text:p>
          <draw:enhanced-geometry svg:viewBox="0 0 21600 21600" draw:type="rectangle" draw:enhanced-path="M 0 0 L 21600 0 21600 21600 0 21600 0 0 Z N"/>
        </draw:custom-shape>
        <draw:line draw:name="Shape3" draw:style-name="gr11" draw:text-style-name="P1" draw:layer="layout" svg:x1="10.26cm" svg:y1="6.262cm" svg:x2="13.539cm" svg:y2="7.842cm">
          <text:p/>
        </draw:line>
        <draw:line draw:name="Shape4" draw:style-name="gr11" draw:text-style-name="P1" draw:layer="layout" svg:x1="15.792cm" svg:y1="12.628cm" svg:x2="15.732cm" svg:y2="9.375cm">
          <text:p/>
        </draw:line>
        <draw:line draw:name="Shape5" draw:style-name="gr11" draw:text-style-name="P1" draw:layer="layout" svg:x1="20.967cm" svg:y1="7.078cm" svg:x2="18.61cm" svg:y2="7.902cm">
          <text:p/>
        </draw:line>
        <draw:line draw:name="Shape2" draw:style-name="gr1" draw:text-style-name="P1" draw:layer="layout" svg:x1="3.682cm" svg:y1="7.203cm" svg:x2="3.682cm" svg:y2="12.796cm">
          <text:p/>
        </draw:line>
        <draw:g>
          <draw:custom-shape draw:name="Shape1" draw:style-name="gr12" draw:text-style-name="P2" draw:layer="layout" svg:width="7.478cm" svg:height="5.622cm" svg:x="2.975cm" svg:y="21.89cm">
            <text:p><text:span text:style-name="T1">This is the directory service of the microservices. It is being populated by a hardcoded list of services (FillRepo.java), but also has endpoints for self registering services</text:span></text:p>
            <text:p><text:span text:style-name="T1">/config/types - (search)</text:span></text:p>
            <text:p><text:span text:style-name="T1">/config/{serviceid} - (register)</text:span></text:p>
            <text:p><text:span text:style-name="T1"/></text:p>
            <draw:enhanced-geometry svg:viewBox="0 0 21600 21600" draw:type="rectangle" draw:enhanced-path="M 0 0 L 21600 0 21600 21600 0 21600 0 0 Z N"/>
          </draw:custom-shape>
          <draw:custom-shape draw:name="Shape2" draw:style-name="gr10" draw:text-style-name="P4" draw:layer="layout" svg:width="7.478cm" svg:height="0.583cm" svg:x="2.975cm" svg:y="21.309cm">
            <text:p text:style-name="P3"><text:span text:style-name="T1">config-microservice</text:span></text:p>
            <draw:enhanced-geometry svg:viewBox="0 0 21600 21600" draw:type="rectangle" draw:enhanced-path="M 0 0 L 21600 0 21600 21600 0 21600 0 0 Z N"/>
          </draw:custom-shape>
        </draw:g>
        <draw:line draw:name="Shape2" draw:style-name="gr1" draw:text-style-name="P1" draw:layer="layout" svg:x1="3.709cm" svg:y1="21.889cm" svg:x2="3.771cm" svg:y2="16.661cm">
          <text:p/>
        </draw:line>
        <draw:custom-shape draw:name="Shape1" draw:style-name="gr13" draw:text-style-name="P5" draw:layer="layout" svg:width="3.73cm" svg:height="1.147cm" draw:transform="rotate (1.55596102815294) translate (3.331cm 21.207cm)">
          <text:p><text:span text:style-name="T1">Store config in db</text:span></text:p>
          <draw:enhanced-geometry svg:viewBox="0 0 21600 21600" draw:type="rectangle" draw:enhanced-path="M 0 0 L 21600 0 21600 21600 0 21600 0 0 Z N"/>
        </draw:custom-shape>
        <draw:custom-shape draw:name="Shape1" draw:style-name="gr14" draw:text-style-name="P5" draw:layer="layout" svg:width="4.352cm" svg:height="1.147cm" draw:transform="rotate (-1.5713199255705) translate (4.46cm 7.651cm)">
          <text:p><text:span text:style-name="T1">Store demo data in <text:s/>db</text:span></text:p>
          <text:p><text:span text:style-name="T1"/></text:p>
          <draw:enhanced-geometry svg:viewBox="0 0 21600 21600" draw:type="rectangle" draw:enhanced-path="M 0 0 L 21600 0 21600 21600 0 21600 0 0 Z N"/>
        </draw:custom-shape>
        <draw:path draw:name="Shape6" draw:style-name="gr15" draw:text-style-name="P1" draw:layer="layout" svg:width="18.049cm" svg:height="0.999cm" draw:transform="skewX (0.0413643032722656) rotate (-1.5707963267949) translate (2.8811856389762cm 4.07954952554358cm)" svg:viewBox="0 0 18050 1000" svg:d="M0 110c111 0 3521 908 3467 873-54-36 11309 17 11309 17l3191-1000h83">
          <text:p/>
        </draw:path>
        <draw:custom-shape draw:name="Shape1" draw:style-name="gr16" draw:text-style-name="P5" draw:layer="layout" svg:width="3.558cm" svg:height="1.066cm" draw:transform="rotate (-1.5692255304681) translate (2.368cm 11.091cm)">
          <text:p><text:span text:style-name="T1">Register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name="Shape1" draw:style-name="gr17" draw:text-style-name="P2" draw:layer="layout" svg:width="8.658cm" svg:height="6.982cm" svg:x="13.292cm" svg:y="20.528cm">
            <text:p><text:span text:style-name="T1">This is session microservice. creates a session token when this is requested (this is done when authorization is OK from auth-microservice). Other services add this service as endpoint in SecurityConfig.java, and then all rest-requests are being filtered for valid session via this service.</text:span></text:p>
            <text:p><text:span text:style-name="T1">/sessions/login/types</text:span></text:p>
            <text:p><text:span text:style-name="T1">/sessions/{tokenid} - (checking, log in/out)</text:span></text:p>
            <text:p><text:span text:style-name="T1">/session/status/</text:span></text:p>
            <draw:enhanced-geometry svg:viewBox="0 0 21600 21600" draw:type="rectangle" draw:enhanced-path="M 0 0 L 21600 0 21600 21600 0 21600 0 0 Z N"/>
          </draw:custom-shape>
          <draw:custom-shape draw:name="Shape2" draw:style-name="gr18" draw:text-style-name="P4" draw:layer="layout" svg:width="8.658cm" svg:height="0.724cm" svg:x="13.292cm" svg:y="19.806cm">
            <text:p text:style-name="P3"><text:span text:style-name="T1">session-microservice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Shape1" draw:style-name="gr19" draw:text-style-name="P2" draw:layer="layout" svg:width="7.483cm" svg:height="4.881cm" svg:x="33.517cm" svg:y="12.546cm">
            <text:p><text:span text:style-name="T1">This is NOT included in first round of local-ega microservices.</text:span></text:p>
            <text:p><text:span text:style-name="T1"/></text:p>
            <text:p><text:span text:style-name="T1">/auth/login/types</text:span></text:p>
            <text:p><text:span text:style-name="T1">/auth/{tokenid} - (checking, log in/out)</text:span></text:p>
            <text:p><text:span text:style-name="T1">/auth/status/</text:span></text:p>
            <draw:enhanced-geometry svg:viewBox="0 0 21600 21600" draw:type="rectangle" draw:enhanced-path="M 0 0 L 21600 0 21600 21600 0 21600 0 0 Z N"/>
          </draw:custom-shape>
          <draw:custom-shape draw:name="Shape2" draw:style-name="gr20" draw:text-style-name="P4" draw:layer="layout" svg:width="7.483cm" svg:height="0.507cm" svg:x="33.517cm" svg:y="12.042cm">
            <text:p text:style-name="P3"><text:span text:style-name="T1">auth-microservice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Shape1" draw:style-name="gr17" draw:text-style-name="P2" draw:layer="layout" svg:width="8.658cm" svg:height="6.982cm" svg:x="24.934cm" svg:y="20.528cm">
            <text:p><text:span text:style-name="T1">This is a workflow service. It does not have a unique rest endpoint, but is listening to message queue.</text:span></text:p>
            <text:p><text:span text:style-name="T1">This workflow service is actually designed to execute several different workflow as separate classes in package.service.jobs - the jobs contains of one or many “tasks” <text:s/>- classes in package .service.jobs.steps</text:span></text:p>
            <text:p><text:span text:style-name="T1"/></text:p>
            <text:p><text:span text:style-name="T1">Maybe an alternative is to create a microservice for each “job” instead?</text:span></text:p>
            <draw:enhanced-geometry svg:viewBox="0 0 21600 21600" draw:type="rectangle" draw:enhanced-path="M 0 0 L 21600 0 21600 21600 0 21600 0 0 Z N"/>
          </draw:custom-shape>
          <draw:custom-shape draw:name="Shape2" draw:style-name="gr18" draw:text-style-name="P4" draw:layer="layout" svg:width="8.658cm" svg:height="0.724cm" svg:x="24.934cm" svg:y="19.806cm">
            <text:p text:style-name="P3"><text:span text:style-name="T1">worker-microservice</text:span></text:p>
            <draw:enhanced-geometry svg:viewBox="0 0 21600 21600" draw:type="rectangle" draw:enhanced-path="M 0 0 L 21600 0 21600 21600 0 21600 0 0 Z N"/>
          </draw:custom-shape>
        </draw:g>
        <draw:line draw:name="Shape2" draw:style-name="gr1" draw:text-style-name="P1" draw:layer="layout" svg:x1="13.292cm" svg:y1="20.529cm" svg:x2="9.588cm" svg:y2="16.661cm">
          <text:p/>
        </draw:line>
        <draw:custom-shape draw:name="Shape1" draw:style-name="gr21" draw:text-style-name="P5" draw:layer="layout" svg:width="4.031cm" svg:height="1.391cm" draw:transform="rotate (-0.796219204759814) translate (10.669cm 16.814cm)">
          <text:p><text:span text:style-name="T1">Store sessions in db</text:span></text:p>
          <draw:enhanced-geometry svg:viewBox="0 0 21600 21600" draw:type="rectangle" draw:enhanced-path="M 0 0 L 21600 0 21600 21600 0 21600 0 0 Z N"/>
        </draw:custom-shape>
        <draw:g>
          <draw:custom-shape draw:name="Shape1" draw:style-name="gr22" draw:text-style-name="P2" draw:layer="layout" svg:width="6.291cm" svg:height="3.705cm" svg:x="34.166cm" svg:y="1.816cm">
            <text:p><text:span text:style-name="T1">Docker container.</text:span></text:p>
            <text:p><text:span text:style-name="T1">Displaying the self documented Rest API (from annotaions in code)</text:span></text:p>
            <draw:enhanced-geometry svg:viewBox="0 0 21600 21600" draw:type="rectangle" draw:enhanced-path="M 0 0 L 21600 0 21600 21600 0 21600 0 0 Z N"/>
          </draw:custom-shape>
          <draw:custom-shape draw:name="Shape2" draw:style-name="gr23" draw:text-style-name="P4" draw:layer="layout" svg:width="6.291cm" svg:height="0.385cm" svg:x="34.166cm" svg:y="1.434cm">
            <text:p text:style-name="P3"><text:span text:style-name="T1">Swagger ui</text:span></text:p>
            <draw:enhanced-geometry svg:viewBox="0 0 21600 21600" draw:type="rectangle" draw:enhanced-path="M 0 0 L 21600 0 21600 21600 0 21600 0 0 Z N"/>
          </draw:custom-shape>
        </draw:g>
        <draw:line draw:name="Shape2" draw:style-name="gr1" draw:text-style-name="P1" draw:layer="layout" svg:x1="21.154cm" svg:y1="18.249cm" svg:x2="23.048cm" svg:y2="19.461cm">
          <text:p/>
        </draw:line>
        <draw:custom-shape draw:name="Shape1" draw:style-name="gr24" draw:text-style-name="P5" draw:layer="layout" svg:width="3.883cm" svg:height="2.197cm" svg:x="23.05cm" svg:y="18.473cm">
          <text:p><text:span text:style-name="T1">Register listening on named exchange and name of queue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2:14:29.746489729</meta:creation-date>
    <dc:date>2016-11-22T12:43:06.211406349</dc:date>
    <meta:editing-duration>PT2M4S</meta:editing-duration>
    <meta:editing-cycles>1</meta:editing-cycles>
    <meta:document-statistic meta:object-count="46"/>
    <meta:generator>LibreOffice/5.1.4.2$Linux_X86_64 LibreOffice_project/10m0$Build-2</meta:generator>
  </office:meta>
</office:document-meta>
</file>